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fo:font-weight="bold" officeooo:paragraph-rsid="008afc65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fo:font-weight="bold" officeooo:rsid="008afc65" officeooo:paragraph-rsid="008afc65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officeooo:rsid="008afc65" officeooo:paragraph-rsid="008afc65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ato" officeooo:rsid="008ecdbb" officeooo:paragraph-rsid="008ecdbb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896349"/>
    </style:style>
    <style:style style:name="T1" style:family="text">
      <style:text-properties officeooo:rsid="001e63b7"/>
    </style:style>
    <style:style style:name="T2" style:family="text">
      <style:text-properties style:font-name="Lato" officeooo:rsid="0035de79"/>
    </style:style>
    <style:style style:name="T3" style:family="text">
      <style:text-properties style:font-name="Lato" officeooo:rsid="0089534a"/>
    </style:style>
    <style:style style:name="T4" style:family="text">
      <style:text-properties style:font-name="Lato" officeooo:rsid="0093e88d"/>
    </style:style>
    <style:style style:name="T5" style:family="text">
      <style:text-properties style:font-name="Lato" officeooo:rsid="009556eb"/>
    </style:style>
    <style:style style:name="T6" style:family="text">
      <style:text-properties style:font-name="Lato" officeooo:rsid="009575d4"/>
    </style:style>
    <style:style style:name="T7" style:family="text">
      <style:text-properties officeooo:rsid="008afc65"/>
    </style:style>
    <style:style style:name="T8" style:family="text">
      <style:text-properties officeooo:rsid="008b901e"/>
    </style:style>
    <style:style style:name="T9" style:family="text">
      <style:text-properties officeooo:rsid="008c8ba1"/>
    </style:style>
    <style:style style:name="T10" style:family="text">
      <style:text-properties officeooo:rsid="008ecdbb"/>
    </style:style>
    <style:style style:name="T11" style:family="text">
      <style:text-properties officeooo:rsid="009091ee"/>
    </style:style>
    <style:style style:name="T12" style:family="text">
      <style:text-properties officeooo:rsid="0092244a"/>
    </style:style>
    <style:style style:name="T13" style:family="text">
      <style:text-properties officeooo:rsid="0093e88d"/>
    </style:style>
    <style:style style:name="T14" style:family="text">
      <style:text-properties officeooo:rsid="0095a8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m:<text:tab/><text:tab/><text:span text:style-name="T7">Dr. Timothy Leung</text:span></text:p>
      <text:p text:style-name="P4"><text:tab/><text:tab/>Olympiads School</text:p>
      <text:p text:style-name="P2">To:<text:tab/><text:tab/><text:span text:style-name="T12">AP </text:span><text:span text:style-name="T1">Physics </text:span><text:span text:style-name="T8">C </text:span><text:span text:style-name="T1">students</text:span></text:p>
      <text:p text:style-name="P2">Subject:<text:tab/><text:span text:style-name="T1">Notice for </text:span><text:span text:style-name="T13">Classes 8 and 9</text:span></text:p>
      <text:p text:style-name="P1"/>
      <text:p text:style-name="P7"><text:span text:style-name="T2">Please note that </text:span><text:span text:style-name="T3">the homework </text:span><text:span text:style-name="T4">sets for Classes 8 and 9 are combined together. Both classes discuss the same topic </text:span><text:span text:style-name="T5">(Rotational Motion), </text:span><text:span text:style-name="T6">and the homework questions are related.</text:span></text:p>
      <text:p text:style-name="P6"/>
      <text:p text:style-name="P5">After <text:span text:style-name="T14">Class 9</text:span>, the <text:span text:style-name="T14">class with continue with harmonic motion and universal gravitation, before wrapping up topics in the Mechanics exam, and moving on to the Electricity &amp; Magnetism ex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1" fo:font-family="Lato" style:font-style-name="Regular" style:font-pitch="variable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6T13:33:04.130618321</meta:creation-date>
    <dc:date>2022-11-14T14:54:43.687357507</dc:date>
    <meta:editing-duration>PT1H29M8S</meta:editing-duration>
    <meta:editing-cycles>128</meta:editing-cycles>
    <meta:generator>LibreOffice/7.3.6.2$Linux_X86_64 LibreOffice_project/30$Build-2</meta:generator>
    <meta:document-statistic meta:table-count="0" meta:image-count="0" meta:object-count="0" meta:page-count="1" meta:paragraph-count="6" meta:word-count="76" meta:character-count="462" meta:non-whitespace-character-count="388"/>
  </office:meta>
</office:document-meta>
</file>